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f7f0" officeooo:paragraph-rsid="0010f7f0"/>
    </style:style>
    <style:style style:name="P2" style:family="paragraph" style:parent-style-name="Standard">
      <style:paragraph-properties fo:text-align="center" style:justify-single-word="false"/>
      <style:text-properties fo:font-size="20pt" officeooo:rsid="0010f7f0" officeooo:paragraph-rsid="0010f7f0" style:font-size-asian="20pt" style:font-size-complex="20pt"/>
    </style:style>
    <style:style style:name="T1" style:family="text">
      <style:text-properties officeooo:rsid="00115860"/>
    </style:style>
    <style:style style:name="T2" style:family="text">
      <style:text-properties officeooo:rsid="0011d5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hristopher Stricklan</text:p>
      <text:p text:style-name="P2">0<text:span text:style-name="T1">2</text:span>/<text:span text:style-name="T2">23</text:span>/2011</text:p>
      <text:p text:style-name="P2">EEL 5390 – Special Topics (FDTD)</text:p>
      <text:p text:style-name="P2">HW #<text:span text:style-name="T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2-21T13:31:50</dc:date>
    <dc:creator>chris </dc:creator>
    <meta:editing-duration>PT00H07M11S</meta:editing-duration>
    <meta:editing-cycles>3</meta:editing-cycles>
    <meta:generator>OpenOffice.org/3.2$Unix OpenOffice.org_project/320m19$Build-9505</meta:generator>
    <meta:document-statistic meta:table-count="0" meta:image-count="0" meta:object-count="0" meta:page-count="1" meta:paragraph-count="4" meta:word-count="11" meta:character-count="68"/>
  </office:meta>
</office:document-meta>
</file>